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9.648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-shapiro-tempo-processamen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14497721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85224997997284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885513544082642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64336014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86089635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1380348927341</text:p>
          </table:table-cell>
        </table:table-row>
        <table:table-row table:style-name="ro1">
          <table:table-cell office:value-type="string" calcext:value-type="string">
            <text:p>F1-Measure-isolation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690061450004578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53725033998489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90912498533726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170914292335510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16758868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411076813936234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120321674331</text:p>
          </table:table-cell>
        </table:table-row>
        <table:table-row table:style-name="ro1">
          <table:table-cell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179811239242554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193150975974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5534773209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6013914942741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540323972702026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494612962007523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577378</text:p>
          </table:table-cell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17720345407724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1105537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5634338129312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89659464359283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15444584278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87102401256561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623872969300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84645062685013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40355715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881536722183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2T13:54:06.804481944</dc:date>
    <meta:editing-duration>PT32S</meta:editing-duration>
    <meta:editing-cycles>1</meta:editing-cycles>
    <meta:document-statistic meta:table-count="1" meta:cell-count="93" meta:object-count="0"/>
    <meta:generator>LibreOffice/6.4.7.2$Linux_X86_64 LibreOffice_project/40$Build-2</meta:generator>
  </office:meta>
</office:document-meta>
</file>